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style:style style:name="P16" style:family="paragraph" style:parent-style-name="Standard" style:list-style-name="L2"/>
    <style:style style:name="P17" style:family="paragraph" style:parent-style-name="Standard" style:list-style-name="L2"/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 style:list-style-name="L2"/>
    <style:style style:name="P22" style:family="paragraph" style:parent-style-name="Standard" style:list-style-name="L2"/>
    <style:style style:name="P23" style:family="paragraph" style:parent-style-name="Standard" style:list-style-name="L2"/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3"/>
    <style:style style:name="P27" style:family="paragraph" style:parent-style-name="Standard" style:list-style-name="L3"/>
    <style:style style:name="P28" style:family="paragraph" style:parent-style-name="Standard" style:list-style-name="L3"/>
    <style:style style:name="P29" style:family="paragraph" style:parent-style-name="Standard" style:list-style-name="L3"/>
    <style:style style:name="P30" style:family="paragraph" style:parent-style-name="Standard" style:list-style-name="L3"/>
    <style:style style:name="P31" style:family="paragraph" style:parent-style-name="Standard" style:list-style-name="L3"/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5"/>
    <style:style style:name="P37" style:family="paragraph" style:parent-style-name="Standard" style:list-style-name="L5"/>
    <style:style style:name="P38" style:family="paragraph" style:parent-style-name="Standard" style:list-style-name="L5"/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8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0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3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5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8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3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557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8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0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3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5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8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3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557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8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0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3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5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8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3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557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8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0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3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5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8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3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557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8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0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3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5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8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3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557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esterziel: Lauffähige Demo</text:p>
      <text:list text:style-name="L1">
        <text:list-item>
          <text:p text:style-name="P1">Fähigkeiten</text:p>
        </text:list-item>
        <text:list-item>
          <text:p text:style-name="P1">Handelssystem</text:p>
        </text:list-item>
        <text:list-item>
          <text:p text:style-name="P1">Multiplayer</text:p>
        </text:list-item>
        <text:list-item>
          <text:p text:style-name="P1">Die Welt in Form einer Region</text:p>
        </text:list-item>
        <text:list-item>
          <text:p text:style-name="P1">Questsystem</text:p>
        </text:list-item>
        <text:list-item>
          <text:p text:style-name="P1">Sound</text:p>
        </text:list-item>
        <text:list-item>
          <text:p text:style-name="P1">Release für Linux/Windows</text:p>
        </text:list-item>
      </text:list>
      <text:p text:style-name="Standard"/>
      <text:p text:style-name="Standard">Grundengines:</text:p>
      <text:list text:style-name="L2">
        <text:list-item>
          <text:p text:style-name="P8">Kampfsystem (OK)</text:p>
        </text:list-item>
        <text:list-item>
          <text:p text:style-name="P8">Fähigkeiten (OK)</text:p>
        </text:list-item>
        <text:list-item>
          <text:p text:style-name="P8">KI von Monstern (OK)</text:p>
        </text:list-item>
        <text:list-item>
          <text:p text:style-name="P8">Inventar/Itemsystem (OK)</text:p>
          <text:list>
            <text:list-item>
              <text:p text:style-name="P8">bei Druck auf Alt Einblenden der Itemnamen</text:p>
            </text:list-item>
          </text:list>
        </text:list-item>
        <text:list-item>
          <text:p text:style-name="P8">Soundsystem (30%)</text:p>
        </text:list-item>
        <text:list-item>
          <text:p text:style-name="P8">Handelssystem</text:p>
        </text:list-item>
        <text:list-item>
          <text:p text:style-name="P8">Partysystem (40%)</text:p>
        </text:list-item>
        <text:list-item>
          <text:p text:style-name="P8">Chatsystem (OK)</text:p>
        </text:list-item>
        <text:list-item>
          <text:p text:style-name="P8">Kartengenerierung (90%)</text:p>
        </text:list-item>
        <text:list-item>
          <text:p text:style-name="P8">XML-Fähiges Scriptsystem</text:p>
        </text:list-item>
        <text:list-item>
          <text:p text:style-name="P8">Minimap</text:p>
        </text:list-item>
        <text:list-item>
          <text:p text:style-name="P8">Einplanung Questlogbuch</text:p>
        </text:list-item>
        <text:list-item>
          <text:p text:style-name="P8">Angriffsengine für unterschiedliche Waffengattungen (z.B. Äxte und Speere)</text:p>
        </text:list-item>
        <text:list-item>
          <text:p text:style-name="P8">XML-Verarbeitung (70%)</text:p>
        </text:list-item>
        <text:list-item>
          <text:p text:style-name="P8">Charaktererschaffung (=&gt; Variable Meshes)</text:p>
        </text:list-item>
        <text:list-item>
          <text:p text:style-name="P8">modifizierbare Kameraeinstellungen (scriptfähig)</text:p>
        </text:list-item>
      </text:list>
      <text:p text:style-name="Standard"/>
      <text:p text:style-name="Standard">Grafik</text:p>
      <text:list text:style-name="L3">
        <text:list-item>
          <text:p text:style-name="P25">Untergrund/Tilesystem (prealpha)</text:p>
        </text:list-item>
        <text:list-item>
          <text:p text:style-name="P25">Bilder der Items (20%)</text:p>
        </text:list-item>
        <text:list-item>
          <text:p text:style-name="P25">hübsche Piktogramme für die Fähigkeiten</text:p>
        </text:list-item>
        <text:list-item>
          <text:p text:style-name="P25">Titelbild (OK))</text:p>
        </text:list-item>
        <text:list-item>
          <text:p text:style-name="P25">4 Spielercharaktere (70%)</text:p>
        </text:list-item>
        <text:list-item>
          <text:p text:style-name="P25">NPC's</text:p>
        </text:list-item>
        <text:list-item>
          <text:p text:style-name="P25">Models</text:p>
        </text:list-item>
      </text:list>
      <text:p text:style-name="Standard"/>
      <text:p text:style-name="Standard">GUI</text:p>
      <text:list text:style-name="L4">
        <text:list-item>
          <text:p text:style-name="P32">Hauptmenü</text:p>
        </text:list-item>
        <text:list-item>
          <text:p text:style-name="P32">Charakterausrüstungsfenster umstrukturieren</text:p>
        </text:list-item>
        <text:list-item>
          <text:p text:style-name="P32">Handelsmenü</text:p>
        </text:list-item>
        <text:list-item>
          <text:p text:style-name="P32">Partymenü (prealpha)</text:p>
        </text:list-item>
      </text:list>
      <text:p text:style-name="Standard"/>
      <text:p text:style-name="Standard">Sound</text:p>
      <text:list text:style-name="L5">
        <text:list-item>
          <text:p text:style-name="P36">Lib finden (Open Source, GPL-Kompatibel, portabel, „lebendig“) (wahrscheinlich) (OK)</text:p>
        </text:list-item>
        <text:list-item>
          <text:p text:style-name="P36">Lib einbinden (50%)</text:p>
        </text:list-item>
        <text:list-item>
          <text:p text:style-name="P36">Content schaff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9-25T15:32:33</meta:creation-date>
    <dc:date>2008-11-12T20:59:42</dc:date>
    <dc:language>de-DE</dc:language>
    <meta:editing-cycles>11</meta:editing-cycles>
    <meta:editing-duration>PT12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3" meta:word-count="112" meta:character-count="949"/>
  </office:meta>
</office:document-meta>
</file>